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92.16pt" svg:y="402.94pt">
            <loext:p draw:notify-on-update-of-ranges="Sheet1.A35:Sheet1.A42 Sheet1.B35:Sheet1.B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arga concentrada</text:p>
          </table:table-cell>
          <table:table-cell office:value-type="string" calcext:value-type="string">
            <text:p>P(N)</text:p>
          </table:table-cell>
          <table:table-cell office:value-type="string" calcext:value-type="string">
            <text:p>L(mm)</text:p>
          </table:table-cell>
          <table:table-cell office:value-type="string" calcext:value-type="string">
            <text:p>E(MPa)</text:p>
          </table:table-cell>
          <table:table-cell office:value-type="string" calcext:value-type="string">
            <text:p>I(mm^4)</text:p>
          </table:table-cell>
          <table:table-cell office:value-type="string" calcext:value-type="string">
            <text:p>b(mm)</text:p>
          </table:table-cell>
          <table:table-cell office:value-type="string" calcext:value-type="string">
            <text:p>h(mm)</text:p>
          </table:table-cell>
        </table:table-row>
        <table:table-row table:style-name="ro1"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" calcext:value-type="float">
            <text:p>200000</text:p>
          </table:table-cell>
          <table:table-cell table:formula="of:=([.G3]*[.H3]^3)/12" office:value-type="float" office:value="6666.66666666667" calcext:value-type="float">
            <text:p>6666.666666666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M(x)</text:p>
          </table:table-cell>
          <table:table-cell office:value-type="string" calcext:value-type="string">
            <text:p>V(x)</text:p>
          </table:table-cell>
          <table:table-cell office:value-type="string" calcext:value-type="string">
            <text:p>v(x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C$3]*([.A5]-[.$D$3])" office:value-type="float" office:value="10000" calcext:value-type="float">
            <text:p>10000</text:p>
          </table:table-cell>
          <table:table-cell table:formula="of:=[.$C$3]" office:value-type="float" office:value="-10" calcext:value-type="float">
            <text:p>-10</text:p>
          </table:table-cell>
          <table:table-cell table:formula="of:=[.$C$3]*[.A5]*[.A5]*(3*[.$D$3]-[.A5])/(6*[.$E$3]*[.$F$3])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C$3]*([.A6]-[.$D$3])" office:value-type="float" office:value="9000" calcext:value-type="float">
            <text:p>9000</text:p>
          </table:table-cell>
          <table:table-cell table:formula="of:=[.$C$3]" office:value-type="float" office:value="-10" calcext:value-type="float">
            <text:p>-10</text:p>
          </table:table-cell>
          <table:table-cell table:formula="of:=[.$C$3]*[.A6]*[.A6]*(3*[.$D$3]-[.A6])/(6*[.$E$3]*[.$F$3])" office:value-type="float" office:value="-0.03625" calcext:value-type="float">
            <text:p>-0.0362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C$3]*([.A7]-[.$D$3])" office:value-type="float" office:value="8000" calcext:value-type="float">
            <text:p>8000</text:p>
          </table:table-cell>
          <table:table-cell table:formula="of:=[.$C$3]" office:value-type="float" office:value="-10" calcext:value-type="float">
            <text:p>-10</text:p>
          </table:table-cell>
          <table:table-cell table:formula="of:=[.$C$3]*[.A7]*[.A7]*(3*[.$D$3]-[.A7])/(6*[.$E$3]*[.$F$3])" office:value-type="float" office:value="-0.14" calcext:value-type="float">
            <text:p>-0.14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C$3]*([.A8]-[.$D$3])" office:value-type="float" office:value="7000" calcext:value-type="float">
            <text:p>7000</text:p>
          </table:table-cell>
          <table:table-cell table:formula="of:=[.$C$3]" office:value-type="float" office:value="-10" calcext:value-type="float">
            <text:p>-10</text:p>
          </table:table-cell>
          <table:table-cell table:formula="of:=[.$C$3]*[.A8]*[.A8]*(3*[.$D$3]-[.A8])/(6*[.$E$3]*[.$F$3])" office:value-type="float" office:value="-0.30375" calcext:value-type="float">
            <text:p>-0.30375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$C$3]*([.A9]-[.$D$3])" office:value-type="float" office:value="6000" calcext:value-type="float">
            <text:p>6000</text:p>
          </table:table-cell>
          <table:table-cell table:formula="of:=[.$C$3]" office:value-type="float" office:value="-10" calcext:value-type="float">
            <text:p>-10</text:p>
          </table:table-cell>
          <table:table-cell table:formula="of:=[.$C$3]*[.A9]*[.A9]*(3*[.$D$3]-[.A9])/(6*[.$E$3]*[.$F$3])" office:value-type="float" office:value="-0.52" calcext:value-type="float">
            <text:p>-0.52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C$3]*([.A10]-[.$D$3])" office:value-type="float" office:value="5000" calcext:value-type="float">
            <text:p>5000</text:p>
          </table:table-cell>
          <table:table-cell table:formula="of:=[.$C$3]" office:value-type="float" office:value="-10" calcext:value-type="float">
            <text:p>-10</text:p>
          </table:table-cell>
          <table:table-cell table:formula="of:=[.$C$3]*[.A10]*[.A10]*(3*[.$D$3]-[.A10])/(6*[.$E$3]*[.$F$3])" office:value-type="float" office:value="-0.78125" calcext:value-type="float">
            <text:p>-0.78125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$C$3]*([.A11]-[.$D$3])" office:value-type="float" office:value="4000" calcext:value-type="float">
            <text:p>4000</text:p>
          </table:table-cell>
          <table:table-cell table:formula="of:=[.$C$3]" office:value-type="float" office:value="-10" calcext:value-type="float">
            <text:p>-10</text:p>
          </table:table-cell>
          <table:table-cell table:formula="of:=[.$C$3]*[.A11]*[.A11]*(3*[.$D$3]-[.A11])/(6*[.$E$3]*[.$F$3])" office:value-type="float" office:value="-1.08" calcext:value-type="float">
            <text:p>-1.08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$C$3]*([.A12]-[.$D$3])" office:value-type="float" office:value="3000" calcext:value-type="float">
            <text:p>3000</text:p>
          </table:table-cell>
          <table:table-cell table:formula="of:=[.$C$3]" office:value-type="float" office:value="-10" calcext:value-type="float">
            <text:p>-10</text:p>
          </table:table-cell>
          <table:table-cell table:formula="of:=[.$C$3]*[.A12]*[.A12]*(3*[.$D$3]-[.A12])/(6*[.$E$3]*[.$F$3])" office:value-type="float" office:value="-1.40875" calcext:value-type="float">
            <text:p>-1.40875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$C$3]*([.A13]-[.$D$3])" office:value-type="float" office:value="2000" calcext:value-type="float">
            <text:p>2000</text:p>
          </table:table-cell>
          <table:table-cell table:formula="of:=[.$C$3]" office:value-type="float" office:value="-10" calcext:value-type="float">
            <text:p>-10</text:p>
          </table:table-cell>
          <table:table-cell table:formula="of:=[.$C$3]*[.A13]*[.A13]*(3*[.$D$3]-[.A13])/(6*[.$E$3]*[.$F$3])" office:value-type="float" office:value="-1.76" calcext:value-type="float">
            <text:p>-1.76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$C$3]*([.A14]-[.$D$3])" office:value-type="float" office:value="1000" calcext:value-type="float">
            <text:p>1000</text:p>
          </table:table-cell>
          <table:table-cell table:formula="of:=[.$C$3]" office:value-type="float" office:value="-10" calcext:value-type="float">
            <text:p>-10</text:p>
          </table:table-cell>
          <table:table-cell table:formula="of:=[.$C$3]*[.A14]*[.A14]*(3*[.$D$3]-[.A14])/(6*[.$E$3]*[.$F$3])" office:value-type="float" office:value="-2.12625" calcext:value-type="float">
            <text:p>-2.12625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C$3]*([.A15]-[.$D$3])" office:value-type="float" office:value="-0" calcext:value-type="float">
            <text:p>0</text:p>
          </table:table-cell>
          <table:table-cell table:formula="of:=[.$C$3]" office:value-type="float" office:value="-10" calcext:value-type="float">
            <text:p>-10</text:p>
          </table:table-cell>
          <table:table-cell table:formula="of:=[.$C$3]*[.A15]*[.A15]*(3*[.$D$3]-[.A15])/(6*[.$E$3]*[.$F$3])" office:value-type="float" office:value="-2.5" calcext:value-type="float">
            <text:p>-2.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arga distribuída</text:p>
          </table:table-cell>
          <table:table-cell office:value-type="string" calcext:value-type="string">
            <text:p>q(N/mm)</text:p>
          </table:table-cell>
          <table:table-cell office:value-type="string" calcext:value-type="string">
            <text:p>L(mm)</text:p>
          </table:table-cell>
          <table:table-cell office:value-type="string" calcext:value-type="string">
            <text:p>E(MPa)</text:p>
          </table:table-cell>
          <table:table-cell office:value-type="string" calcext:value-type="string">
            <text:p>I(mm^4)</text:p>
          </table:table-cell>
          <table:table-cell office:value-type="string" calcext:value-type="string">
            <text:p>b(mm)</text:p>
          </table:table-cell>
          <table:table-cell office:value-type="string" calcext:value-type="string">
            <text:p>h(mm)</text:p>
          </table:table-cell>
        </table:table-row>
        <table:table-row table:style-name="ro1">
          <table:table-cell table:number-columns-repeated="2"/>
          <table:table-cell office:value-type="float" office:value="-0.1" calcext:value-type="float">
            <text:p>-0.1</text:p>
          </table:table-cell>
          <table:table-cell office:value-type="float" office:value="1000" calcext:value-type="float">
            <text:p>1000</text:p>
          </table:table-cell>
          <table:table-cell office:value-type="float" office:value="200000" calcext:value-type="float">
            <text:p>200000</text:p>
          </table:table-cell>
          <table:table-cell table:formula="of:=([.G18]*[.H18]^3)/12" office:value-type="float" office:value="6666.66666666667" calcext:value-type="float">
            <text:p>6666.666666666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M(x)</text:p>
          </table:table-cell>
          <table:table-cell office:value-type="string" calcext:value-type="string">
            <text:p>V(x)</text:p>
          </table:table-cell>
          <table:table-cell office:value-type="string" calcext:value-type="string">
            <text:p>v(x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-[.$C$18]*([.$D$18]^2-2*[.$D$18]*[.A20]+[.A20]^2)/2" office:value-type="float" office:value="50000" calcext:value-type="float">
            <text:p>50000</text:p>
          </table:table-cell>
          <table:table-cell table:formula="of:=[.$C$18]*([.$D$18]-[.A20])" office:value-type="float" office:value="-100" calcext:value-type="float">
            <text:p>-100</text:p>
          </table:table-cell>
          <table:table-cell table:formula="of:=[.$C$18]*[.A20]^2*(6*[.$D$18]^2-4*[.$D$18]*[.A20]+[.A20]^2)/(24*[.$E$18]*[.$F$18])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-[.$C$18]*([.$D$18]^2-2*[.$D$18]*[.A21]+[.A21]^2)/2" office:value-type="float" office:value="40500" calcext:value-type="float">
            <text:p>40500</text:p>
          </table:table-cell>
          <table:table-cell table:formula="of:=[.$C$18]*([.$D$18]-[.A21])" office:value-type="float" office:value="-90" calcext:value-type="float">
            <text:p>-90</text:p>
          </table:table-cell>
          <table:table-cell table:formula="of:=[.$C$18]*[.A21]^2*(6*[.$D$18]^2-4*[.$D$18]*[.A21]+[.A21]^2)/(24*[.$E$18]*[.$F$18])" office:value-type="float" office:value="-0.1753125" calcext:value-type="float">
            <text:p>-0.175312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-[.$C$18]*([.$D$18]^2-2*[.$D$18]*[.A22]+[.A22]^2)/2" office:value-type="float" office:value="32000" calcext:value-type="float">
            <text:p>32000</text:p>
          </table:table-cell>
          <table:table-cell table:formula="of:=[.$C$18]*([.$D$18]-[.A22])" office:value-type="float" office:value="-80" calcext:value-type="float">
            <text:p>-80</text:p>
          </table:table-cell>
          <table:table-cell table:formula="of:=[.$C$18]*[.A22]^2*(6*[.$D$18]^2-4*[.$D$18]*[.A22]+[.A22]^2)/(24*[.$E$18]*[.$F$18])" office:value-type="float" office:value="-0.655" calcext:value-type="float">
            <text:p>-0.655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-[.$C$18]*([.$D$18]^2-2*[.$D$18]*[.A23]+[.A23]^2)/2" office:value-type="float" office:value="24500" calcext:value-type="float">
            <text:p>24500</text:p>
          </table:table-cell>
          <table:table-cell table:formula="of:=[.$C$18]*([.$D$18]-[.A23])" office:value-type="float" office:value="-70" calcext:value-type="float">
            <text:p>-70</text:p>
          </table:table-cell>
          <table:table-cell table:formula="of:=[.$C$18]*[.A23]^2*(6*[.$D$18]^2-4*[.$D$18]*[.A23]+[.A23]^2)/(24*[.$E$18]*[.$F$18])" office:value-type="float" office:value="-1.3753125" calcext:value-type="float">
            <text:p>-1.3753125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-[.$C$18]*([.$D$18]^2-2*[.$D$18]*[.A24]+[.A24]^2)/2" office:value-type="float" office:value="18000" calcext:value-type="float">
            <text:p>18000</text:p>
          </table:table-cell>
          <table:table-cell table:formula="of:=[.$C$18]*([.$D$18]-[.A24])" office:value-type="float" office:value="-60" calcext:value-type="float">
            <text:p>-60</text:p>
          </table:table-cell>
          <table:table-cell table:formula="of:=[.$C$18]*[.A24]^2*(6*[.$D$18]^2-4*[.$D$18]*[.A24]+[.A24]^2)/(24*[.$E$18]*[.$F$18])" office:value-type="float" office:value="-2.28" calcext:value-type="float">
            <text:p>-2.28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-[.$C$18]*([.$D$18]^2-2*[.$D$18]*[.A25]+[.A25]^2)/2" office:value-type="float" office:value="12500" calcext:value-type="float">
            <text:p>12500</text:p>
          </table:table-cell>
          <table:table-cell table:formula="of:=[.$C$18]*([.$D$18]-[.A25])" office:value-type="float" office:value="-50" calcext:value-type="float">
            <text:p>-50</text:p>
          </table:table-cell>
          <table:table-cell table:formula="of:=[.$C$18]*[.A25]^2*(6*[.$D$18]^2-4*[.$D$18]*[.A25]+[.A25]^2)/(24*[.$E$18]*[.$F$18])" office:value-type="float" office:value="-3.3203125" calcext:value-type="float">
            <text:p>-3.3203125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-[.$C$18]*([.$D$18]^2-2*[.$D$18]*[.A26]+[.A26]^2)/2" office:value-type="float" office:value="8000" calcext:value-type="float">
            <text:p>8000</text:p>
          </table:table-cell>
          <table:table-cell table:formula="of:=[.$C$18]*([.$D$18]-[.A26])" office:value-type="float" office:value="-40" calcext:value-type="float">
            <text:p>-40</text:p>
          </table:table-cell>
          <table:table-cell table:formula="of:=[.$C$18]*[.A26]^2*(6*[.$D$18]^2-4*[.$D$18]*[.A26]+[.A26]^2)/(24*[.$E$18]*[.$F$18])" office:value-type="float" office:value="-4.455" calcext:value-type="float">
            <text:p>-4.455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-[.$C$18]*([.$D$18]^2-2*[.$D$18]*[.A27]+[.A27]^2)/2" office:value-type="float" office:value="4500" calcext:value-type="float">
            <text:p>4500</text:p>
          </table:table-cell>
          <table:table-cell table:formula="of:=[.$C$18]*([.$D$18]-[.A27])" office:value-type="float" office:value="-30" calcext:value-type="float">
            <text:p>-30</text:p>
          </table:table-cell>
          <table:table-cell table:formula="of:=[.$C$18]*[.A27]^2*(6*[.$D$18]^2-4*[.$D$18]*[.A27]+[.A27]^2)/(24*[.$E$18]*[.$F$18])" office:value-type="float" office:value="-5.6503125" calcext:value-type="float">
            <text:p>-5.6503125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-[.$C$18]*([.$D$18]^2-2*[.$D$18]*[.A28]+[.A28]^2)/2" office:value-type="float" office:value="2000" calcext:value-type="float">
            <text:p>2000</text:p>
          </table:table-cell>
          <table:table-cell table:formula="of:=[.$C$18]*([.$D$18]-[.A28])" office:value-type="float" office:value="-20" calcext:value-type="float">
            <text:p>-20</text:p>
          </table:table-cell>
          <table:table-cell table:formula="of:=[.$C$18]*[.A28]^2*(6*[.$D$18]^2-4*[.$D$18]*[.A28]+[.A28]^2)/(24*[.$E$18]*[.$F$18])" office:value-type="float" office:value="-6.88" calcext:value-type="float">
            <text:p>-6.88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-[.$C$18]*([.$D$18]^2-2*[.$D$18]*[.A29]+[.A29]^2)/2" office:value-type="float" office:value="500" calcext:value-type="float">
            <text:p>500</text:p>
          </table:table-cell>
          <table:table-cell table:formula="of:=[.$C$18]*([.$D$18]-[.A29])" office:value-type="float" office:value="-10" calcext:value-type="float">
            <text:p>-10</text:p>
          </table:table-cell>
          <table:table-cell table:formula="of:=[.$C$18]*[.A29]^2*(6*[.$D$18]^2-4*[.$D$18]*[.A29]+[.A29]^2)/(24*[.$E$18]*[.$F$18])" office:value-type="float" office:value="-8.1253125" calcext:value-type="float">
            <text:p>-8.1253125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-[.$C$18]*([.$D$18]^2-2*[.$D$18]*[.A30]+[.A30]^2)/2" office:value-type="float" office:value="0" calcext:value-type="float">
            <text:p>0</text:p>
          </table:table-cell>
          <table:table-cell table:formula="of:=[.$C$18]*([.$D$18]-[.A30])" office:value-type="float" office:value="-0" calcext:value-type="float">
            <text:p>0</text:p>
          </table:table-cell>
          <table:table-cell table:formula="of:=[.$C$18]*[.A30]^2*(6*[.$D$18]^2-4*[.$D$18]*[.A30]+[.A30]^2)/(24*[.$E$18]*[.$F$18])" office:value-type="float" office:value="-9.375" calcext:value-type="float">
            <text:p>-9.37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baqu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lementos</text:p>
          </table:table-cell>
          <table:table-cell office:value-type="string" calcext:value-type="string">
            <text:p>Max desloc (mm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1.77" calcext:value-type="float">
            <text:p>-11.7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9.98" calcext:value-type="float">
            <text:p>-9.9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9.64" calcext:value-type="float">
            <text:p>-9.6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9.53" calcext:value-type="float">
            <text:p>-9.5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9.47" calcext:value-type="float">
            <text:p>-9.4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9.42" calcext:value-type="float">
            <text:p>-9.4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9.38" calcext:value-type="float">
            <text:p>-9.3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9.38" calcext:value-type="float">
            <text:p>-9.3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11:13:17.3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1:13:24.114000000</meta:creation-date>
    <meta:editing-duration>PT1M18S</meta:editing-duration>
    <meta:editing-cycles>2</meta:editing-cycles>
    <meta:generator>LibreOffice/5.0.1.2$Windows_X86_64 LibreOffice_project/81898c9f5c0d43f3473ba111d7b351050be20261</meta:generator>
    <dc:date>2016-05-16T11:14:34.985000000</dc:date>
    <meta:document-statistic meta:table-count="1" meta:cell-count="1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2" chart:maximum="-9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35:Sheet1.B42" svg:x="0.32cm" svg:y="0.18cm" svg:width="12.508cm" svg:height="8.64cm">
          <chartooo:coordinate-region svg:x="1.338cm" svg:y="0.379cm" svg:width="11.2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5:Sheet1.B42" chart:class="chart:scatter">
            <chart:domain table:cell-range-address="Sheet1.A35:Sheet1.A42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5:Sheet1.A42</svg:desc>
                </draw:g>
              </table:table-cell>
              <table:table-cell office:value-type="float" office:value="-11.77">
                <text:p>-11.77</text:p>
                <draw:g>
                  <svg:desc>Sheet1.B35:Sheet1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9.98">
                <text:p>-9.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9.64">
                <text:p>-9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9.53">
                <text:p>-9.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9.47">
                <text:p>-9.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-9.42">
                <text:p>-9.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-9.38">
                <text:p>-9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-9.38">
                <text:p>-9.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